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80pt" fo:font-weight="bold"/>
    </style:style>
    <style:style style:name="P14" style:family="paragraph">
      <style:paragraph-properties fo:margin-left="0cm" fo:margin-right="0cm" fo:text-indent="0cm"/>
      <style:text-properties fo:font-size="200pt" fo:font-weight="bold"/>
    </style:style>
    <style:style style:name="P15" style:family="paragraph">
      <style:paragraph-properties fo:margin-left="0cm" fo:margin-right="0cm" fo:text-indent="0cm"/>
      <style:text-properties fo:font-size="220pt" fo:font-weight="bold"/>
    </style:style>
    <style:style style:name="P16" style:family="paragraph">
      <style:paragraph-properties fo:margin-left="0cm" fo:margin-right="0cm" fo:text-indent="0cm"/>
      <style:text-properties fo:font-size="240pt" fo:font-weight="bold"/>
    </style:style>
    <style:style style:name="P17" style:family="paragraph">
      <style:paragraph-properties fo:margin-left="0cm" fo:margin-right="0cm" fo:text-indent="0cm"/>
      <style:text-properties fo:font-size="60pt" fo:font-weight="bold"/>
    </style:style>
    <style:style style:name="P18" style:family="paragraph">
      <style:paragraph-properties fo:margin-left="0cm" fo:margin-right="0cm" fo:text-align="start" text:enable-numbering="false" fo:text-indent="0cm"/>
    </style:style>
    <style:style style:name="P19" style:family="paragraph">
      <style:paragraph-properties fo:margin-left="0cm" fo:margin-right="0cm" fo:text-align="start" text:enable-numbering="false" fo:text-indent="0cm"/>
      <style:text-properties fo:font-size="40pt" fo:font-weight="bold"/>
    </style:style>
    <style:style style:name="P20" style:family="paragraph">
      <style:paragraph-properties fo:margin-left="0cm" fo:margin-right="0cm" fo:text-indent="0cm"/>
      <style:text-properties fo:font-size="80pt"/>
    </style:style>
    <style:style style:name="P21" style:family="paragraph">
      <style:paragraph-properties fo:margin-left="0cm" fo:margin-right="0cm" fo:text-align="start" fo:text-indent="0cm"/>
      <style:text-properties fo:font-family="FreeSans" style:font-family-generic="swiss" style:font-pitch="variable" fo:font-size="28pt" fo:letter-spacing="normal" style:text-scale="100%"/>
    </style:style>
    <style:style style:name="P22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P23" style:family="paragraph">
      <style:paragraph-properties fo:margin-left="0cm" fo:margin-right="0cm" fo:text-align="start" fo:text-indent="0cm"/>
      <style:text-properties fo:font-family="FreeSans" style:font-family-generic="swiss" style:font-pitch="variable" fo:font-size="26pt" fo:letter-spacing="normal" style:text-scale="100%"/>
    </style:style>
    <style:style style:name="P24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26pt" fo:letter-spacing="normal" fo:font-style="normal" fo:font-weight="normal" style:text-scale="100%"/>
    </style:style>
    <style:style style:name="P25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26" style:family="paragraph">
      <style:paragraph-properties fo:margin-left="0cm" fo:margin-right="0cm" fo:text-indent="0cm"/>
      <style:text-properties fo:font-size="140pt" fo:font-weight="bold"/>
    </style:style>
    <style:style style:name="P27" style:family="paragraph">
      <style:paragraph-properties fo:margin-left="0cm" fo:margin-right="0cm" fo:text-indent="0cm"/>
      <style:text-properties fo:font-size="95pt" fo:font-weight="bold"/>
    </style:style>
    <style:style style:name="P28" style:family="paragraph">
      <style:paragraph-properties fo:margin-left="0cm" fo:margin-right="0cm" fo:text-indent="0cm"/>
      <style:text-properties fo:font-size="150pt" fo:font-weight="bold"/>
    </style:style>
    <style:style style:name="P29" style:family="paragraph">
      <style:paragraph-properties fo:margin-left="0cm" fo:margin-right="0cm" fo:text-indent="0cm"/>
      <style:text-properties fo:font-size="340pt" fo:font-weight="bold"/>
    </style:style>
    <style:style style:name="P30" style:family="paragraph">
      <style:paragraph-properties fo:margin-left="0cm" fo:margin-right="0cm" fo:text-indent="0cm"/>
      <style:text-properties fo:font-size="360pt" fo:font-weight="bold"/>
    </style:style>
    <style:style style:name="P31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family="FreeSans" style:font-family-generic="swiss" style:font-pitch="variable" fo:font-size="120pt" fo:font-weight="bold"/>
    </style:style>
    <style:style style:name="T2" style:family="text">
      <style:text-properties fo:font-family="FreeSans" style:font-family-generic="swiss" style:font-pitch="variable" fo:font-size="140pt" fo:font-weight="bold"/>
    </style:style>
    <style:style style:name="T3" style:family="text">
      <style:text-properties fo:font-family="FreeSans" style:font-family-generic="swiss" style:font-pitch="variable" fo:font-size="260pt" fo:font-weight="bold"/>
    </style:style>
    <style:style style:name="T4" style:family="text">
      <style:text-properties fo:font-family="FreeSans" style:font-family-generic="swiss" style:font-pitch="variable" fo:font-size="80pt" fo:font-weight="bold"/>
    </style:style>
    <style:style style:name="T5" style:family="text">
      <style:text-properties fo:font-family="FreeSans" style:font-family-generic="swiss" style:font-pitch="variable" fo:font-size="180pt" fo:font-weight="bold"/>
    </style:style>
    <style:style style:name="T6" style:family="text">
      <style:text-properties fo:font-family="FreeSans" style:font-family-generic="swiss" style:font-pitch="variable" fo:font-size="100pt" fo:font-weight="bold"/>
    </style:style>
    <style:style style:name="T7" style:family="text">
      <style:text-properties fo:font-family="FreeSans" style:font-family-generic="swiss" style:font-pitch="variable" fo:font-size="120pt" fo:letter-spacing="-0.141cm" fo:font-weight="bold" style:letter-kerning="true" style:text-scale="90%"/>
    </style:style>
    <style:style style:name="T8" style:family="text">
      <style:text-properties fo:font-family="FreeSans" style:font-family-generic="swiss" style:font-pitch="variable" fo:font-size="300pt" fo:font-weight="bold"/>
    </style:style>
    <style:style style:name="T9" style:family="text">
      <style:text-properties fo:font-family="FreeSans" style:font-family-generic="swiss" style:font-pitch="variable" fo:font-size="160pt" fo:font-weight="bold"/>
    </style:style>
    <style:style style:name="T10" style:family="text">
      <style:text-properties fo:font-family="FreeSans" style:font-family-generic="swiss" style:font-pitch="variable" fo:font-size="90pt" fo:font-weight="bold"/>
    </style:style>
    <style:style style:name="T11" style:family="text">
      <style:text-properties fo:font-family="FreeSans" style:font-family-generic="swiss" style:font-pitch="variable" fo:font-size="200pt" fo:font-weight="bold"/>
    </style:style>
    <style:style style:name="T12" style:family="text">
      <style:text-properties fo:font-family="FreeSans" style:font-family-generic="swiss" style:font-pitch="variable" fo:font-size="150pt" fo:font-weight="bold"/>
    </style:style>
    <style:style style:name="T13" style:family="text">
      <style:text-properties fo:font-family="FreeSans" style:font-family-generic="swiss" style:font-pitch="variable" fo:font-size="220pt" fo:font-weight="bold"/>
    </style:style>
    <style:style style:name="T14" style:family="text">
      <style:text-properties fo:font-family="FreeSans" style:font-family-generic="swiss" style:font-pitch="variable" fo:font-size="240pt" fo:font-weight="bold"/>
    </style:style>
    <style:style style:name="T15" style:family="text">
      <style:text-properties fo:font-family="FreeSans" style:font-family-generic="swiss" style:font-pitch="variable" fo:font-size="60pt" fo:font-weight="bold"/>
    </style:style>
    <style:style style:name="T16" style:family="text">
      <style:text-properties fo:font-family="FreeSans" style:font-family-generic="swiss" style:font-pitch="variable" fo:font-size="40pt" fo:font-weight="bold"/>
    </style:style>
    <style:style style:name="T17" style:family="text"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T18" style:family="text">
      <style:text-properties fo:color="#00ff00" fo:font-family="FreeSans" style:font-family-generic="swiss" style:font-pitch="variable" fo:font-size="26pt" fo:letter-spacing="normal" fo:font-style="normal" fo:font-weight="normal" style:text-scale="100%"/>
    </style:style>
    <style:style style:name="T19" style:family="text">
      <style:text-properties fo:font-family="FreeSans" style:font-family-generic="swiss" style:font-pitch="variable" fo:font-size="240pt" fo:letter-spacing="-0.141cm" fo:font-weight="bold" style:letter-kerning="true" style:text-scale="90%"/>
    </style:style>
    <style:style style:name="T20" style:family="text">
      <style:text-properties fo:font-family="FreeSans" style:font-family-generic="swiss" style:font-pitch="variable" fo:font-size="100pt" fo:font-style="italic" style:text-underline-style="solid" style:text-underline-width="auto" style:text-underline-color="font-color" fo:font-weight="bold"/>
    </style:style>
    <style:style style:name="T21" style:family="text">
      <style:text-properties fo:font-family="FreeSans" style:font-family-generic="swiss" style:font-pitch="variable" fo:font-size="100pt" fo:font-style="normal" style:text-underline-style="none" fo:font-weight="bold"/>
    </style:style>
    <style:style style:name="T22" style:family="text">
      <style:text-properties fo:font-family="FreeSans" style:font-family-generic="swiss" style:font-pitch="variable" fo:font-size="95pt" fo:font-weight="bold"/>
    </style:style>
    <style:style style:name="T23" style:family="text">
      <style:text-properties fo:font-family="FreeSans" style:font-family-generic="swiss" style:font-pitch="variable" fo:font-size="340pt" fo:font-weight="bold"/>
    </style:style>
    <style:style style:name="T24" style:family="text">
      <style:text-properties fo:font-family="FreeSans" style:font-family-generic="swiss" style:font-pitch="variable" fo:font-size="360pt" fo:font-weight="bold"/>
    </style:style>
    <style:style style:name="T25" style:family="text">
      <style:text-properties fo:font-family="FreeSans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for the Web 2.0 /G(uy|al)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7" draw:layer="layout" svg:width="25.191cm" svg:height="21.304cm" svg:x="1.399cm" svg:y="-0.229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0" draw:layer="layout" svg:width="25.191cm" svg:height="19.489cm" svg:x="1.399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1. Code: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ing</text:span><text:span text:style-name="T1"><text:line-break/></text:span><text:span text:style-name="T1">Tasks</text:span><text:span text:style-name="T1"><text:line-break/></text:span><text:span text:style-name="T1">Out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B. Install Prereqs:</text:span><text:span text:style-name="T4"><text:line-break/></text:span><text:span text:style-name="T4">ruby, java, mysql, svn, ant, alternat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E. JsUnit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F. Selenium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8cm" presentation:class="title" presentation:user-transformed="true">
          <draw:text-box>
            <text:p text:style-name="P1"><text:span text:style-name="T11">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12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Ubuntu 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8cm" presentation:class="title" presentation:user-transformed="true">
          <draw:text-box>
            <text:p text:style-name="P1"><text:span text:style-name="T4">cruisecontrol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Js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1" draw:text-style-name="P15" draw:layer="layout" svg:width="25.191cm" svg:height="19.489cm" svg:x="1.399cm" svg:y="0.838cm" presentation:class="title" presentation:user-transformed="true">
          <draw:text-box>
            <text:p text:style-name="P1"><text:span text:style-name="T13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Zed Sez: Don't be “That Guy” (or Gal)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5">You know, “That Guy” who stands up and wants to argue the merits of DB table name pluralization during the middle of the presentation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itpicks and Linux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" draw:text-style-name="P17" draw:layer="layout" svg:width="25.191cm" svg:height="19.489cm" svg:x="1.399cm" svg:y="0.837cm" presentation:class="title" presentation:user-transformed="true">
          <draw:text-box>
            <text:p text:style-name="P1"><text:span text:style-name="T15">...but seriously, if you do have OCD, you might make a good CI g(uy|al) - because there's a lot of moving par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1. Time to Cod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Not time to install Linux live, but VMWare and images are on USB Ke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1" draw:text-style-name="P19" draw:layer="layout" svg:width="25.191cm" svg:height="19.489cm" svg:x="1.399cm" svg:y="0.837cm" presentation:class="title" presentation:user-transformed="true">
          <draw:text-box>
            <text:p text:style-name="P18"><text:span text:style-name="T16">Linux Setup:</text:span><text:span text:style-name="T16"><text:line-break/></text:span><text:span text:style-name="T16"><text:line-break/></text:span><text:span text:style-name="T16">VMWare on Macbook Pro 17”</text:span><text:span text:style-name="T16"><text:line-break/></text:span><text:span text:style-name="T16">Ubuntu 7.04 desktop from ISO</text:span><text:span text:style-name="T16"><text:line-break/></text:span><text:span text:style-name="T16">Change resolution 1680x1050</text:span><text:span text:style-name="T16"><text:line-break/></text:span><text:span text:style-name="T16">Mouse Acceleration and Sensitivity </text:span><text:span text:style-name="T16"><text:line-break/></text:span><text:span text:style-name="T16">Terminal scroll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20"><text:span text:style-name="T4">B. Install Prerequisit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Legend</text:span><text:span text:style-name="T17"><text:line-break/></text:span><text:span text:style-name="T17">$ == shell input</text:span><text:span text:style-name="T17"><text:line-break/></text:span><text:span text:style-name="T17"># == comment or instructions</text:span><text:span text:style-name="T17"><text:line-break/></text:span><text:span text:style-name="T17">(nothing) == editor input or stdin</text:span><text:span text:style-name="T17"><text:line-break/></text:span><text:span text:style-name="T17"><text:line-break/></text:span><text:span text:style-name="T17">Example:</text:span><text:span text:style-name="T17"><text:line-break/></text:span><text:span text:style-name="T17"># sudo should prompt for a password unless you've sudo'd recently</text:span><text:span text:style-name="T17"><text:line-break/></text:span><text:span text:style-name="T17">$ sudo ls</text:span><text:span text:style-name="T17"><text:line-break/></text:span><text:span text:style-name="T17">password</text:span><text:span text:style-name="T17"><text:line-break/></text:span><text:span text:style-name="T17"># should get file list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Ruby:</text:span><text:span text:style-name="T17"><text:line-break/></text:span><text:span text:style-name="T17">$ sudo apt-get update</text:span><text:span text:style-name="T17"><text:line-break/></text:span><text:span text:style-name="T17">$ sudo apt-get install -y ruby (includes rubygems)</text:span><text:span text:style-name="T17"><text:line-break/></text:span><text:span text:style-name="T17">$ sudo apt-get install -y rdoc</text:span><text:span text:style-name="T17"><text:line-break/></text:span><text:span text:style-name="T17">$ sudo apt-get install -y libopenssl-ruby</text:span><text:span text:style-name="T17"><text:line-break/></text:span><text:span text:style-name="T17"># Recommended to build ruby from source on linux, debian packages it strange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Ruby:</text:span><text:span text:style-name="T17"><text:line-break/></text:span><text:span text:style-name="T17">$ sudo apt-get update</text:span><text:span text:style-name="T17"><text:line-break/></text:span><text:span text:style-name="T17">$ sudo apt-get install -y ruby (includes rubygems)</text:span><text:span text:style-name="T17"><text:line-break/></text:span><text:span text:style-name="T17">$ sudo apt-get install -y rdoc</text:span><text:span text:style-name="T17"><text:line-break/></text:span><text:span text:style-name="T17">$ sudo apt-get install -y libopenssl-ruby</text:span><text:span text:style-name="T17"><text:line-break/></text:span><text:span text:style-name="T17"># Recommended to build ruby from source on linux, debian packages it strange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20"><text:span text:style-name="T4">We will keep everything in the home dir, or "~"</text:span></text:p>
            <text:p text:style-name="P20"><text:span text:style-name="T4">You can put it wherever you wa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Sun java:</text:span><text:span text:style-name="T17"><text:line-break/></text:span><text:span text:style-name="T17">$ sudo apt-get install -y sun-java5-bin</text:span><text:span text:style-name="T17"><text:line-break/></text:span><text:span text:style-name="T17"># accept all promp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MySql (required by default Rails app):</text:span><text:span text:style-name="T17"><text:line-break/></text:span><text:span text:style-name="T17">$ sudo apt-get install -y mysql-ser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subversion:</text:span><text:span text:style-name="T17"><text:line-break/></text:span><text:span text:style-name="T17">$ sudo apt-get install -y subver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ant:</text:span><text:span text:style-name="T17"><text:line-break/></text:span><text:span text:style-name="T17">$ sudo apt-get install -y ant</text:span><text:span text:style-name="T17"><text:line-break/></text:span><text:span text:style-name="T17">$ sudo apt-get install ant-optional</text:span><text:span text:style-name="T17"><text:line-break/></text:span><text:span text:style-name="T17"># By default, this uses Gnu java, not Sun's...</text:span><text:span text:style-name="T17"><text:line-break/></text:span><text:span text:style-name="T17"># TODO: verify junit jar is put in ant lib di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mozilla as an alternate browser</text:span><text:span text:style-name="T17"><text:line-break/></text:span><text:span text:style-name="T17"># because jsunit will kill the browser it is testing</text:span><text:span text:style-name="T17"><text:line-break/></text:span><text:span text:style-name="T17">$ wget http://ftp-mozilla.netscape.com/pub/mozilla.org/mozilla/releases/mozilla1.7.13/mozilla-i686-pc-linux-gnu-1.7.13-installer.tar.gz</text:span><text:span text:style-name="T17"><text:line-break/></text:span><text:span text:style-name="T17">$ tar -zxvf mozilla-i686-pc-linux-gnu-1.7.13-installer.tar.gz</text:span><text:span text:style-name="T17"><text:line-break/></text:span><text:span text:style-name="T17">$ sudo mozilla-installer/mozilla-installer</text:span><text:span text:style-name="T17"><text:line-break/></text:span><text:span text:style-name="T17"># install Navigator only</text:span><text:span text:style-name="T17"><text:line-break/></text:span><text:span text:style-name="T17">$ /usr/local/mozilla/mozilla &amp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Subversion Repo</text:span><text:span text:style-name="T17"><text:line-break/></text:span><text:span text:style-name="T17">$ svnadmin create rep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nstall Rails</text:span></text:p>
            <text:p text:style-name="P21"><text:span text:style-name="T17">$ gem install rails --include-dependenc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a rails project</text:span></text:p>
            <text:p text:style-name="P21"><text:span text:style-name="T17">$ rails mysi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databases for rails project</text:span></text:p>
            <text:p text:style-name="P21"><text:span text:style-name="T17">$ mysql -u root</text:span></text:p>
            <text:p text:style-name="P21"><text:span text:style-name="T17">mysql&gt; create database mysite_development;</text:span></text:p>
            <text:p text:style-name="P21"><text:span text:style-name="T17">mysql&gt; create database mysite_test;</text:span></text:p>
            <text:p text:style-name="P21"><text:span text:style-name="T17">mysql&gt; create database mysite_production;</text:span></text:p>
            <text:p text:style-name="P21"><text:span text:style-name="T17">(prod needed because cruise complained if it was not ther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Hack rails database.yml to match debian defaults</text:span></text:p>
            <text:p text:style-name="P21"><text:span text:style-name="T17">$ gedit config/database.yml</text:span></text:p>
            <text:p text:style-name="P21"><text:span text:style-name="T17"># add the following entry to all three databases</text:span></text:p>
            <text:p text:style-name="P21"><text:span text:style-name="T17">socket: /var/run/mysqld/mysqld.so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a rails migration and db table</text:span></text:p>
            <text:p text:style-name="P21"><text:span text:style-name="T17">$ ruby script/generate migration CreateUserTable</text:span></text:p>
            <text:p text:style-name="P21"><text:span text:style-name="T17">$ gedit db/migrate/001_create_user_table.rb</text:span></text:p>
            <text:p text:style-name="P21"><text:span text:style-name="T17"><text:s text:c="2"/></text:span><text:span text:style-name="T17">def self.up</text:span></text:p>
            <text:p text:style-name="P21"><text:span text:style-name="T17"><text:s text:c="4"/></text:span><text:span text:style-name="T17">create_table "users" do |t|</text:span></text:p>
            <text:p text:style-name="P21"><text:span text:style-name="T17"><text:s text:c="6"/></text:span><text:span text:style-name="T17">t.column "name", :string</text:span></text:p>
            <text:p text:style-name="P21"><text:span text:style-name="T17"><text:s text:c="4"/></text:span><text:span text:style-name="T17">end <text:s text:c="3"/></text:span></text:p>
            <text:p text:style-name="P21"><text:span text:style-name="T17"><text:s text:c="2"/></text:span><text:span text:style-name="T17">end</text:span></text:p>
            <text:p text:style-name="P21"><text:span text:style-name="T17"/></text:p>
            <text:p text:style-name="P21"><text:span text:style-name="T17"><text:s text:c="2"/></text:span><text:span text:style-name="T17">def self.down</text:span></text:p>
            <text:p text:style-name="P21"><text:span text:style-name="T17"><text:s text:c="4"/></text:span><text:span text:style-name="T17">drop_table "users"</text:span></text:p>
            <text:p text:style-name="P21"><text:span text:style-name="T17"><text:s text:c="2"/></text:span><text:span text:style-name="T17">end</text:span></text:p>
            <text:p text:style-name="P21"><text:span text:style-name="T17">$ rake db:migr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Remove default index.html and create a page</text:span></text:p>
            <text:p text:style-name="P21"><text:span text:style-name="T17">$ cd mysite</text:span></text:p>
            <text:p text:style-name="P21"><text:span text:style-name="T17">$ rm mysite/public/index.html</text:span></text:p>
            <text:p text:style-name="P21"><text:span text:style-name="T17">$ ruby script/generate scaffold User</text:span></text:p>
            <text:p text:style-name="P21"><text:span text:style-name="T17">$ gedit test/functional/users_controller_test.rb</text:span></text:p>
            <text:p text:style-name="P21"><text:span text:style-name="T17"># change "users(:first)" to "users(:one)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Test rails site</text:span></text:p>
            <text:p text:style-name="P21"><text:span text:style-name="T17">$ rake <text:s/># should pass all tests</text:span></text:p>
            <text:p text:style-name="P21"><text:span text:style-name="T17">$ ruby script/server</text:span></text:p>
            <text:p text:style-name="P21"><text:span text:style-name="T17">$ firefox http://localhost:3000/users</text:span></text:p>
            <text:p text:style-name="P21"><text:span text:style-name="T17"># create a 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Import site into subversion</text:span></text:p>
            <text:p text:style-name="P21"><text:span text:style-name="T17">$ cd</text:span></text:p>
            <text:p text:style-name="P21"><text:span text:style-name="T17">$ rm -rf mysite/log/*</text:span></text:p>
            <text:p text:style-name="P21"><text:span text:style-name="T17">$ rm -rf mysite/db/schema.rb</text:span></text:p>
            <text:p text:style-name="P21"><text:span text:style-name="T17">$ rm -rf tmp</text:span></text:p>
            <text:p text:style-name="P21"><text:span text:style-name="T17">$ svn import mysite file:///home/ci/repo/mysite -m "import"</text:span></text:p>
            <text:p text:style-name="P21"><text:span text:style-name="T17">$ rm -rf mysite</text:span></text:p>
            <text:p text:style-name="P21"><text:span text:style-name="T17">$ svn co file:///home/ci/repo/mysite mysi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Set svn:ignores</text:span></text:p>
            <text:p text:style-name="P21"><text:span text:style-name="T17">$ cd mysite</text:span></text:p>
            <text:p text:style-name="P21"><text:span text:style-name="T17">$ export EDITOR=nano</text:span></text:p>
            <text:p text:style-name="P21"><text:span text:style-name="T17">$ svn propedit svn:ignore .</text:span></text:p>
            <text:p text:style-name="P21"><text:span text:style-name="T17">tmp</text:span></text:p>
            <text:p text:style-name="P21"><text:span text:style-name="T17">logs</text:span></text:p>
            <text:p text:style-name="P21"><text:span text:style-name="T17">$ svn propedit svn:ignore log</text:span></text:p>
            <text:p text:style-name="P21"><text:span text:style-name="T17">*</text:span></text:p>
            <text:p text:style-name="P21"><text:span text:style-name="T17">$ svn propedit svn:ignore db</text:span></text:p>
            <text:p text:style-name="P21"><text:span text:style-name="T17">schema.rb</text:span></text:p>
            <text:p text:style-name="P21"><text:span text:style-name="T17">$ svn commit -m "ignores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Download and unzip CruiseControl.rb</text:span></text:p>
            <text:p text:style-name="P21"><text:span text:style-name="T17">$ wget http://rubyforge.org/frs/download.php/19237/cruisecontrolrb-1.1.0.tgz</text:span></text:p>
            <text:p text:style-name="P21"><text:span text:style-name="T17">$ tar -zxvf cruisecontrolrb-1.1.0.tgz</text:span></text:p>
            <text:p text:style-name="P21"><text:span text:style-name="T17">$ mv cruisecontrolrb-1.1.0 c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Set up project in cruisecontrol</text:span></text:p>
            <text:p text:style-name="P21"><text:span text:style-name="T17">$ cd cc</text:span></text:p>
            <text:p text:style-name="P21"><text:span text:style-name="T17">$ ./cruise add MySite --url file:///home/ci/repo/mysite</text:span></text:p>
            <text:p text:style-name="P21"><text:span text:style-name="T17">$ ./cruise start</text:span></text:p>
            <text:p text:style-name="P21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View cruisecontrol web page</text:span></text:p>
            <text:p text:style-name="P21"><text:span text:style-name="T17">$ firefox localhost:3333</text:span></text:p>
            <text:p text:style-name="P21"><text:span text:style-name="T17"># click MySite</text:span></text:p>
            <text:p text:style-name="P21"><text:span text:style-name="T17"># Should be pass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Add cruise task to Rakefile</text:span></text:p>
            <text:p text:style-name="P21"><text:span text:style-name="T17">$ gedit Rakefile</text:span></text:p>
            <text:p text:style-name="P21"><text:span text:style-name="T17"># Add cruise task:</text:span></text:p>
            <text:p text:style-name="P21"><text:span text:style-name="T17">task :cruise do</text:span></text:p>
            <text:p text:style-name="P21"><text:span text:style-name="T17"><text:s text:c="2"/></text:span><text:span text:style-name="T17">Rake::Task['test'].invoke</text:span></text:p>
            <text:p text:style-name="P21"><text:span text:style-name="T17">end</text:span></text:p>
            <text:p text:style-name="P21"><text:span text:style-name="T17">$ svn commit Rakefile -m "add cruise task"</text:span></text:p>
            <text:p text:style-name="P21"><text:span text:style-name="T17"># Check cruise webpage, should still be pass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Tweak firefox for automation</text:span></text:p>
            <text:p text:style-name="P21"><text:span text:style-name="T17"># open firefox, navigate to 'about:config'</text:span></text:p>
            <text:p text:style-name="P21"><text:span text:style-name="T17"># search for 'browser.sessionstore.resume_from_crash'</text:span></text:p>
            <text:p text:style-name="P21"><text:span text:style-name="T17"># toggle to true</text:span></text:p>
            <text:p text:style-name="P21"><text:span text:style-name="T17"># Preferences - Tabs - uncheck "warn when closing multiple tabs'</text:span></text:p>
            <text:p text:style-name="P21"><text:span text:style-name="T17"># Maybe turn off update prompts too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E. JsUnit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Download and Unzip JsUnit</text:span></text:p>
            <text:p text:style-name="P21"><text:span text:style-name="T17">$ wget http://easynews.dl.sourceforge.net/sourceforge/jsunit/jsunit2.2alpha11.zip</text:span></text:p>
            <text:p text:style-name="P21"><text:span text:style-name="T17">$ unzip jsunit2.2alpha11.zi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opy jsunit to your app and check in</text:span></text:p>
            <text:p text:style-name="P21"><text:span text:style-name="T17">$ cd mysite/public/javascripts</text:span></text:p>
            <text:p text:style-name="P21"><text:span text:style-name="T17">$ mv /home/ci/jsunit .</text:span></text:p>
            <text:p text:style-name="P21"><text:span text:style-name="T17">$ svn add jsunit</text:span></text:p>
            <text:p text:style-name="P21"><text:span text:style-name="T17">$ svn propedit svn:ignore jsunit # add "logs"</text:span></text:p>
            <text:p text:style-name="P21"><text:span text:style-name="T17">$ svn propedit svn:executable jsunit/bin/unix/start-firefox.sh </text:span></text:p>
            <text:p text:style-name="P21"><text:span text:style-name="T17">$ svn commit -m "add jsunit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reate a jsunit test</text:span></text:p>
            <text:p text:style-name="P21"><text:span text:style-name="T17">$ mkdir test_pages</text:span></text:p>
            <text:p text:style-name="P21"><text:span text:style-name="T17">$ gedit test_pages/prototype_test.html</text:span></text:p>
            <text:p text:style-name="P21"><text:span text:style-name="T17">&lt;html&gt;</text:span></text:p>
            <text:p text:style-name="P21"><text:span text:style-name="T17">&lt;head&gt;</text:span></text:p>
            <text:p text:style-name="P21"><text:span text:style-name="T17"><text:s text:c="2"/></text:span><text:span text:style-name="T17">&lt;script language="JavaScript" type="text/javascript" src="../jsunit/app/jsUnitCore.js"&gt;&lt;/script&gt;</text:span></text:p>
            <text:p text:style-name="P21"><text:span text:style-name="T17"><text:s text:c="2"/></text:span><text:span text:style-name="T17">&lt;script language="JavaScript" type="text/javascript" src="../prototype.js"&gt;&lt;/script&gt;</text:span></text:p>
            <text:p text:style-name="P21"><text:span text:style-name="T17"><text:s text:c="2"/></text:span><text:span text:style-name="T17">&lt;script language="javascript"&gt;</text:span></text:p>
            <text:p text:style-name="P21"><text:span text:style-name="T17"><text:s text:c="4"/></text:span><text:span text:style-name="T17">function testPrototypeWordSplit() {</text:span></text:p>
            <text:p text:style-name="P21"><text:span text:style-name="T17"><text:s text:c="6"/></text:span><text:span text:style-name="T17">string = 'one two three';</text:span></text:p>
            <text:p text:style-name="P21"><text:span text:style-name="T17"><text:s text:c="6"/></text:span><text:span text:style-name="T17">assertEquals('one', ($w(string))[0]);</text:span></text:p>
            <text:p text:style-name="P21"><text:span text:style-name="T17"><text:s text:c="4"/></text:span><text:span text:style-name="T17">}</text:span></text:p>
            <text:p text:style-name="P21"><text:span text:style-name="T17"><text:s text:c="2"/></text:span><text:span text:style-name="T17">&lt;/script&gt;</text:span></text:p>
            <text:p text:style-name="P21"><text:span text:style-name="T17">&lt;/head&gt;</text:span></text:p>
            <text:p text:style-name="P21"><text:span text:style-name="T17">&lt;body&gt;&lt;/body&gt;</text:span></text:p>
            <text:p text:style-name="P21"><text:span text:style-name="T17">&lt;/html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Run the jsunit test manually from browser and commit</text:span></text:p>
            <text:p text:style-name="P21"><text:span text:style-name="T17">$ cd mysite</text:span></text:p>
            <text:p text:style-name="P21"><text:span text:style-name="T17">$ ruby script/server</text:span></text:p>
            <text:p text:style-name="P21"><text:span text:style-name="T17">$ firefox http://localhost:3000/javascripts/jsunit/testRunner.html</text:span></text:p>
            <text:p text:style-name="P21"><text:span text:style-name="T17"># "Run" http://localhost:3000/javascripts/test_pages/prototype_test.html</text:span></text:p>
            <text:p text:style-name="P21"><text:span text:style-name="T17">$ svn add public/javascripts/test_pages</text:span></text:p>
            <text:p text:style-name="P21"><text:span text:style-name="T17">$ svn commit -m "jsunit test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"Punt" and make a manual jsunit_start_server script</text:span></text:p>
            <text:p text:style-name="P21"><text:span text:style-name="T17"># Because automated process management is not TSTTCPW for this tutorial, and it's hard</text:span></text:p>
            <text:p text:style-name="P21"><text:span text:style-name="T17"># This is also easily ported to a batch file on windows</text:span></text:p>
            <text:p text:style-name="P21"><text:span text:style-name="T17">$ cd mysite</text:span></text:p>
            <text:p text:style-name="P21"><text:span text:style-name="T17">$ gedit script/jsunit_start_server.sh</text:span></text:p>
            <text:p text:style-name="P21"><text:span text:style-name="T17">ant -f /home/ci/mysite/public/javascripts/jsunit/build.xml -DbrowserFileNames=/home/ci/mysite/public/javascripts/jsunit/bin/unix/start-firefox.sh -Dport=8081 start_server</text:span></text:p>
            <text:p text:style-name="P21"><text:span text:style-name="T17">$ svn add script/jsunit_start_server.sh</text:span></text:p>
            <text:p text:style-name="P21"><text:span text:style-name="T17">$ svn propedit svn:executable script/jsunit_start_server.sh # add 'true' line</text:span></text:p>
            <text:p text:style-name="P21"><text:span text:style-name="T17">$ script/jsunit_start_server.sh # make sure it starts, ctrl-c to kill it</text:span></text:p>
            <text:p text:style-name="P21"><text:span text:style-name="T17">$ svn ci -m "add jsunit start script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Add jsunit task</text:span></text:p>
            <text:p text:style-name="P21"><text:span text:style-name="T17">$ gedit Rakefile</text:span></text:p>
            <text:p text:style-name="P21"><text:span text:style-name="T17">task :cruise do</text:span></text:p>
            <text:p text:style-name="P21"><text:span text:style-name="T17"><text:s text:c="2"/></text:span><text:span text:style-name="T17">Rake::Task['test'].invoke</text:span></text:p>
            <text:p text:style-name="P21"><text:span text:style-name="T17"><text:s text:c="2"/></text:span><text:span text:style-name="T17">Rake::Task['jsunit_distributed_test'].invoke</text:span></text:p>
            <text:p text:style-name="P21"><text:span text:style-name="T17">end</text:span></text:p>
            <text:p text:style-name="P21"><text:span text:style-name="T17"/></text:p>
            <text:p text:style-name="P21"><text:span text:style-name="T17">task :jsunit_distributed_test do</text:span></text:p>
            <text:p text:style-name="P21"><text:span text:style-name="T17"><text:s text:c="2"/></text:span><text:span text:style-name="T17">output = `ant -f public/javascripts/jsunit/build.xml -Durl=http://localhost:8080/jsunit/jsunit/testRunner.html?testPage=/jsunit/test-pages/prototype_test.html -DremoteMachineURLs=http://localhost:8081 -DresourceBase=public/javascripts distributed_test`</text:span></text:p>
            <text:p text:style-name="P21"><text:span text:style-name="T17"><text:s text:c="2"/></text:span><text:span text:style-name="T17">raise "JsUnit Failed:\n" + output unless $?.success?</text:span></text:p>
            <text:p text:style-name="P21"><text:span text:style-name="T17"><text:s text:c="2"/></text:span><text:span text:style-name="T17">puts "JsUnit tests passed"</text:span></text:p>
            <text:p text:style-name="P21"><text:span text:style-name="T17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ommit jsunit task and check cruise</text:span></text:p>
            <text:p text:style-name="P21"><text:span text:style-name="T17">$ svn commit Rakefile -m "add jsunit_distributed_test task"</text:span></text:p>
            <text:p text:style-name="P21"><text:span text:style-name="T17"># Check cruise webpage, should still be passing</text:span></text:p>
            <text:p text:style-name="P21"><text:span text:style-name="T17"># Note that jsunit will kill firefox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F. Selenium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Download Selenium Remote Control</text:span></text:p>
            <text:p text:style-name="P21"><text:span text:style-name="T17">$ wget http://release.openqa.org/selenium-remote-control/0.8.1/selenium-remote-control-0.8.1.zip</text:span></text:p>
            <text:p text:style-name="P21"><text:span text:style-name="T17">$ unzip selenium-remote-control-0.8.1.zi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Make a manual selenium_start_server script</text:span></text:p>
            <text:p text:style-name="P21"><text:span text:style-name="T17">$ cd mysite</text:span></text:p>
            <text:p text:style-name="P21"><text:span text:style-name="T17">$ cp /home/ci/selenium-remote-control-0.8.1/server/selenium-server.jar lib</text:span></text:p>
            <text:p text:style-name="P21"><text:span text:style-name="T17">$ svn add lib/selenium-server.jar</text:span></text:p>
            <text:p text:style-name="P21"><text:span text:style-name="T17">$ gedit script/selenium_start_server.sh</text:span></text:p>
            <text:p text:style-name="P21"><text:span text:style-name="T17">java -jar /home/ci/mysite/lib/selenium-server.jar -interactive</text:span></text:p>
            <text:p text:style-name="P21"><text:span text:style-name="T17">$ svn add script/selenium_start_server.sh</text:span></text:p>
            <text:p text:style-name="P21"><text:span text:style-name="T17">$ svn propedit svn:executable script/selenium_start_server.sh # add 'true' line</text:span></text:p>
            <text:p text:style-name="P21"><text:span text:style-name="T17">$ script/selenium_start_server.sh # make sure it starts, ctrl-c to kill it</text:span></text:p>
            <text:p text:style-name="P21"><text:span text:style-name="T17">$ svn ci -m "add selenium start script and jar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Set up selenium test dir and copy ruby API file</text:span></text:p>
            <text:p text:style-name="P21"><text:span text:style-name="T17">$ cd mysite</text:span></text:p>
            <text:p text:style-name="P21"><text:span text:style-name="T17">$ mkdir test/selenium</text:span></text:p>
            <text:p text:style-name="P21"><text:span text:style-name="T17">$ cp ~/selenium-remote-control-0.9.0/ruby/selenium.rb test/seleniu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frame presentation:style-name="pr1" draw:text-style-name="P24" draw:layer="layout" svg:width="25.191cm" svg:height="20.219cm" svg:x="1.399cm" svg:y="0.473cm" presentation:class="title" presentation:user-transformed="true">
          <draw:text-box>
            <text:p text:style-name="P23"><text:span text:style-name="T18">Create selenium test stub</text:span></text:p>
            <text:p text:style-name="P23"><text:span text:style-name="T18">$ gedit test/selenium/user_test.rb</text:span></text:p>
            <text:p text:style-name="P23"><text:span text:style-name="T18">require 'test/unit'</text:span></text:p>
            <text:p text:style-name="P23"><text:span text:style-name="T18">require File.expand_path(File.dirname(__FILE__) + '/selenium')</text:span></text:p>
            <text:p text:style-name="P23"><text:span text:style-name="T18"/></text:p>
            <text:p text:style-name="P23"><text:span text:style-name="T18">class UserTest &lt; Test::Unit::TestCase</text:span></text:p>
            <text:p text:style-name="P23"><text:span text:style-name="T18"><text:s text:c="2"/></text:span><text:span text:style-name="T18">include SeleniumHelper</text:span></text:p>
            <text:p text:style-name="P23"><text:span text:style-name="T18"><text:s text:c="2"/></text:span></text:p>
            <text:p text:style-name="P23"><text:span text:style-name="T18"><text:s text:c="2"/></text:span><text:span text:style-name="T18">def setup</text:span></text:p>
            <text:p text:style-name="P23"><text:span text:style-name="T18"><text:s text:c="4"/></text:span><text:span text:style-name="T18">@selenium = Selenium::SeleniumDriver.new("localhost", 4444, "*firefox", "http://localhost:3000/", 10000);</text:span></text:p>
            <text:p text:style-name="P23"><text:span text:style-name="T18"><text:s text:c="4"/></text:span><text:span text:style-name="T18">@selenium.start</text:span></text:p>
            <text:p text:style-name="P23"><text:span text:style-name="T18"><text:s text:c="2"/></text:span><text:span text:style-name="T18">end</text:span></text:p>
            <text:p text:style-name="P23"><text:span text:style-name="T18"/></text:p>
            <text:p text:style-name="P23"><text:span text:style-name="T18"><text:s text:c="2"/></text:span><text:span text:style-name="T18">def teardown</text:span></text:p>
            <text:p text:style-name="P23"><text:span text:style-name="T18"><text:s text:c="4"/></text:span><text:span text:style-name="T18">@selenium.stop</text:span></text:p>
            <text:p text:style-name="P23"><text:span text:style-name="T18"><text:s text:c="2"/></text:span><text:span text:style-name="T18">end</text:span></text:p>
            <text:p text:style-name="P23"><text:span text:style-name="T18"/></text:p>
            <text:p text:style-name="P23"><text:span text:style-name="T18"><text:s text:c="2"/></text:span><text:span text:style-name="T18">def test_user_add_flow</text:span></text:p>
            <text:p text:style-name="P23"><text:span text:style-name="T18"><text:s text:c="2"/></text:span><text:span text:style-name="T18">end <text:s text:c="3"/></text:span></text:p>
            <text:p text:style-name="P23"><text:span text:style-name="T18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Fill in selenium test stub</text:span></text:p>
            <text:p text:style-name="P21"><text:span text:style-name="T17">$ gedit test/selenium/user_test.rb</text:span></text:p>
            <text:p text:style-name="P21"><text:span text:style-name="T17"><text:s text:c="2"/></text:span><text:span text:style-name="T17">def test_user_add_flow</text:span></text:p>
            <text:p text:style-name="P21"><text:span text:style-name="T17"><text:s text:c="4"/></text:span><text:span text:style-name="T17">timestamp = Time.new.to_s</text:span></text:p>
            <text:p text:style-name="P21"><text:span text:style-name="T17"><text:s text:c="4"/></text:span><text:span text:style-name="T17">user_name = 'joe ' + timestamp</text:span></text:p>
            <text:p text:style-name="P21"><text:span text:style-name="T17"><text:s text:c="4"/></text:span><text:span text:style-name="T17">open "/users"</text:span></text:p>
            <text:p text:style-name="P21"><text:span text:style-name="T17"><text:s text:c="4"/></text:span><text:span text:style-name="T17">click "link=New user"</text:span></text:p>
            <text:p text:style-name="P21"><text:span text:style-name="T17"><text:s text:c="4"/></text:span><text:span text:style-name="T17">sleep 2 # &lt;- Sleeping is bad! Use a wait_for loop...</text:span></text:p>
            <text:p text:style-name="P21"><text:span text:style-name="T17"><text:s text:c="4"/></text:span><text:span text:style-name="T17">type "id=user_name", user_name</text:span></text:p>
            <text:p text:style-name="P21"><text:span text:style-name="T17"><text:s text:c="4"/></text:span><text:span text:style-name="T17">click "commit"</text:span></text:p>
            <text:p text:style-name="P21"><text:span text:style-name="T17"><text:s text:c="4"/></text:span><text:span text:style-name="T17">sleep 2</text:span></text:p>
            <text:p text:style-name="P21"><text:span text:style-name="T17"><text:s text:c="4"/></text:span><text:span text:style-name="T17">assert is_text_present(user_name)</text:span></text:p>
            <text:p text:style-name="P21"><text:span text:style-name="T17"><text:s text:c="2"/></text:span><text:span text:style-name="T17">end <text:s text:c="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frame presentation:style-name="pr1" draw:text-style-name="P22" draw:layer="layout" svg:width="25.191cm" svg:height="19.721cm" svg:x="1.399cm" svg:y="0.722cm" presentation:class="title" presentation:user-transformed="true">
          <draw:text-box>
            <text:p text:style-name="P21"><text:span text:style-name="T17">Create selenium_test rake task including start and stop of server</text:span></text:p>
            <text:p text:style-name="P21"><text:span text:style-name="T17">$ gedit Rakefile</text:span></text:p>
            <text:p text:style-name="P21"><text:span text:style-name="T17">task :cruise do</text:span></text:p>
            <text:p text:style-name="P21"><text:span text:style-name="T17"><text:s text:c="2"/></text:span><text:span text:style-name="T17">...</text:span></text:p>
            <text:p text:style-name="P21"><text:span text:style-name="T17"><text:s text:c="2"/></text:span><text:span text:style-name="T17">Rake::Task['selenium_test'].invoke</text:span></text:p>
            <text:p text:style-name="P21"><text:span text:style-name="T17">end</text:span></text:p>
            <text:p text:style-name="P21"><text:span text:style-name="T17"/></text:p>
            <text:p text:style-name="P21"><text:span text:style-name="T17">task :selenium_test do</text:span></text:p>
            <text:p text:style-name="P21"><text:span text:style-name="T17"><text:s text:c="2"/></text:span><text:span text:style-name="T17">begin</text:span></text:p>
            <text:p text:style-name="P21"><text:span text:style-name="T17"><text:s text:c="4"/></text:span><text:span text:style-name="T17">process = IO.popen("ruby /home/ci/cc/projects/MySite/work/script/server")</text:span></text:p>
            <text:p text:style-name="P21"><text:span text:style-name="T17"><text:s text:c="4"/></text:span><text:span text:style-name="T17">output = `ruby test/selenium/user_test.rb`</text:span></text:p>
            <text:p text:style-name="P21"><text:span text:style-name="T17"><text:s text:c="4"/></text:span><text:span text:style-name="T17">raise "Selenium Failed:\n" + output unless $?.success?</text:span></text:p>
            <text:p text:style-name="P21"><text:span text:style-name="T17"><text:s text:c="4"/></text:span><text:span text:style-name="T17">puts "Selenium tests passed"</text:span></text:p>
            <text:p text:style-name="P21"><text:span text:style-name="T17"><text:s text:c="2"/></text:span><text:span text:style-name="T17">ensure</text:span></text:p>
            <text:p text:style-name="P21"><text:span text:style-name="T17"><text:s text:c="4"/></text:span><text:span text:style-name="T17">Process.kill(9,process.pid)</text:span></text:p>
            <text:p text:style-name="P21"><text:span text:style-name="T17"><text:s text:c="2"/></text:span><text:span text:style-name="T17">end</text:span></text:p>
            <text:p text:style-name="P21"><text:span text:style-name="T17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Check in and check cruise</text:span></text:p>
            <text:p text:style-name="P21"><text:span text:style-name="T17">$ svn add test/selenium</text:span></text:p>
            <text:p text:style-name="P21"><text:span text:style-name="T17">$ svn commit -m "selenium test"</text:span></text:p>
            <text:p text:style-name="P21"><text:span text:style-name="T17"># check cruise, it should run everything and be gre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office:forms form:automatic-focus="false" form:apply-design-mode="false"/>
        <draw:frame presentation:style-name="pr1" draw:text-style-name="P22" draw:layer="layout" svg:width="25.191cm" svg:height="19.489cm" svg:x="1.399cm" svg:y="0.838cm" presentation:class="title" presentation:user-transformed="true">
          <draw:text-box>
            <text:p text:style-name="P21"><text:span text:style-name="T17">Break tests and fix them!</text:span></text:p>
            <text:p text:style-name="P21"><text:span text:style-name="T17"># cause ruby/jsunit/selenium failures, and check them in</text:span></text:p>
            <text:p text:style-name="P21"><text:span text:style-name="T17"># see cruise go red, then fix them</text:span></text:p>
            <text:p text:style-name="P21"><text:span text:style-name="T17"># click links for ruby/selenium failures</text:span></text:p>
            <text:p text:style-name="P21"><text:span text:style-name="T17"># there's a test bug! (next page after too many tests)</text:span></text:p>
            <text:p text:style-name="P21"><text:span text:style-name="T17"># good to drop DB before each CI run...</text:span></text:p>
            <text:p text:style-name="P21"><text:span text:style-name="T17"># This naive implementation has return code bugs (crash if webrick already running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presentation:style-name="pr1" draw:text-style-name="P25" draw:layer="layout" svg:width="25.191cm" svg:height="19.489cm" svg:x="1.904cm" svg:y="0.837cm" presentation:class="title" presentation:user-transformed="true">
          <draw:text-box>
            <text:p text:style-name="P1"><text:span text:style-name="T19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Build </text:span><text:span text:style-name="T20">ALL</text:span><text:span text:style-name="T21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2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1"><text:span text:style-name="T22">Consistent Tags/Baselines</text:span><text:span text:style-name="T22"><text:line-break/></text:span><text:span text:style-name="T22">Among</text:span><text:span text:style-name="T22"><text:line-break/></text:span><text:span text:style-name="T22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office:forms form:automatic-focus="false" form:apply-design-mode="false"/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11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presentation:style-name="pr1" draw:text-style-name="P28" draw:layer="layout" svg:width="25.191cm" svg:height="19.489cm" svg:x="1.399cm" svg:y="0.837cm" presentation:class="title" presentation:user-transformed="true">
          <draw:text-box>
            <text:p text:style-name="P1"><text:span text:style-name="T12">Fast</text:span><text:span text:style-name="T12"><text:line-break/></text:span><text:span text:style-name="T12">vs</text:span><text:span text:style-name="T12"><text:line-break/></text:span><text:span text:style-name="T12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11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office:forms form:automatic-focus="false" form:apply-design-mode="false"/>
        <draw:frame presentation:style-name="pr1" draw:text-style-name="P28" draw:layer="layout" svg:width="25.191cm" svg:height="19.489cm" svg:x="1.399cm" svg:y="0.837cm" presentation:class="title" presentation:user-transformed="true">
          <draw:text-box>
            <text:p text:style-name="P1"><text:span text:style-name="T12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office:forms form:automatic-focus="false" form:apply-design-mode="false"/>
        <draw:frame presentation:style-name="pr1" draw:text-style-name="P28" draw:layer="layout" svg:width="25.191cm" svg:height="19.489cm" svg:x="1.399cm" svg:y="0.837cm" presentation:class="title" presentation:user-transformed="true">
          <draw:text-box>
            <text:p text:style-name="P1"><text:span text:style-name="T12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presentation:style-name="pr1" draw:text-style-name="P7" draw:layer="layout" svg:width="25.191cm" svg:height="19.489cm" svg:x="1.399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>
        <office:forms form:automatic-focus="false" form:apply-design-mode="false"/>
        <draw:frame presentation:style-name="pr1" draw:text-style-name="P29" draw:layer="layout" svg:width="25.191cm" svg:height="19.489cm" svg:x="1.399cm" svg:y="0.837cm" presentation:class="title" presentation:user-transformed="true">
          <draw:text-box>
            <text:p text:style-name="P1"><text:span text:style-name="T23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>
        <office:forms form:automatic-focus="false" form:apply-design-mode="false"/>
        <draw:frame presentation:style-name="pr1" draw:text-style-name="P30" draw:layer="layout" svg:width="25.191cm" svg:height="19.489cm" svg:x="1.399cm" svg:y="0.837cm" presentation:class="title" presentation:user-transformed="true">
          <draw:text-box>
            <text:p text:style-name="P1"><text:span text:style-name="T24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>
        <office:forms form:automatic-focus="false" form:apply-design-mode="false"/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>
        <office:forms form:automatic-focus="false" form:apply-design-mode="false"/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>
        <office:forms form:automatic-focus="false" form:apply-design-mode="false"/>
        <draw:frame presentation:style-name="pr1" draw:text-style-name="P31" draw:layer="layout" svg:width="25.191cm" svg:height="19.489cm" svg:x="1.399cm" svg:y="0.837cm" presentation:class="title" presentation:user-transformed="true">
          <draw:text-box>
            <text:p text:style-name="P18"><text:span text:style-name="T25">Gotchas:</text:span><text:span text:style-name="T25"><text:line-break/></text:span><text:span text:style-name="T25">Broken Windows</text:span><text:span text:style-name="T25"><text:line-break/></text:span><text:span text:style-name="T25">Crying Wolf</text:span><text:span text:style-name="T25"><text:line-break/></text:span><text:span text:style-name="T25">It's not easy being green</text:span><text:span text:style-name="T25"><text:line-break/></text:span><text:span text:style-name="T25">“Intermittent” failures</text:span><text:span text:style-name="T25"><text:line-break/></text:span><text:span text:style-name="T25">“Works Locally”</text:span><text:span text:style-name="T25"><text:line-break/></text:span><text:span text:style-name="T25">Not Intermittent after you fix it</text:span><text:span text:style-name="T25"><text:line-break/></text:span><text:span text:style-name="T25">Can Always “temporarily” disable in CI</text:span><text:span text:style-name="T25"><text:line-break/></text:span><text:span text:style-name="T25">One disabled test is better than a red CI</text:span><text:span text:style-name="T25"><text:line-break/></text:span><text:span text:style-name="T25">False Positives / Green on $? != 0</text:span><text:span text:style-name="T25"><text:line-break/></text:span><text:span text:style-name="T25">Browser Settings Preventing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 draw:page-number="2"/>
      <draw:page-thumbnail draw:layer="backgroundobjects" svg:width="5.586cm" svg:height="4.192cm" svg:x="19.558cm" svg:y="4.326cm" draw:page-number="3"/>
      <draw:page-thumbnail draw:layer="backgroundobjects" svg:width="5.586cm" svg:height="4.192cm" svg:x="2.794cm" svg:y="13.07cm" draw:page-number="4"/>
      <draw:page-thumbnail draw:layer="backgroundobjects" svg:width="5.586cm" svg:height="4.192cm" svg:x="11.176cm" svg:y="13.07cm" draw:page-number="5"/>
      <draw:page-thumbnail draw:layer="backgroundobjects" svg:width="5.586cm" svg:height="4.192cm" svg:x="19.558cm" svg:y="13.07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5-22T23:50:09</meta:creation-date>
    <dc:creator>ci</dc:creator>
    <dc:date>2007-06-05T05:48:31</dc:date>
    <dc:language>en-US</dc:language>
    <meta:editing-cycles>138</meta:editing-cycles>
    <meta:editing-duration>PT9H23M27S</meta:editing-duration>
    <meta:user-defined meta:name="Info 1"/>
    <meta:user-defined meta:name="Info 2"/>
    <meta:user-defined meta:name="Info 3"/>
    <meta:user-defined meta:name="Info 4"/>
    <meta:document-statistic meta:object-count="426"/>
  </office:meta>
</office:document-meta>
</file>